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mat_orig.m</text:span><text:line-break/><text:line-break/>%% Initialization</text:p>
      <text:p text:style-name="Standard">%clear ; close all; clc</text:p>
      <text:p text:style-name="Standard"></text:p>
      <text:p text:style-name="Standard">%% Setup the parameters you will use for this code</text:p>
      <text:p text:style-name="Standard">input_layer_size <text:s/>= 400; <text:s/>% 20x20 Input Images of Digits</text:p>
      <text:p text:style-name="Standard">hidden_layer_size = 25; <text:s text:c="2"/>% 25 hidden units</text:p>
      <text:p text:style-name="Standard">num_labels = 10; <text:s text:c="9"/>% 10 labels, from 1 to 10 <text:s text:c="2"/></text:p>
      <text:p text:style-name="Standard"><text:s text:c="26"/>% (note that we have mapped "0" to label 10)</text:p>
      <text:p text:style-name="Standard"></text:p>
      <text:p text:style-name="Standard">%% =========== Loading and Visualizing Data =============</text:p>
      <text:p text:style-name="Standard"></text:p>
      <text:p text:style-name="Standard">% Load Training Data</text:p>
      <text:p text:style-name="Standard">fprintf('Loading Data ...\n')</text:p>
      <text:p text:style-name="Standard"></text:p>
      <text:p text:style-name="Standard">load('ex4data1.mat');</text:p>
      <text:p text:style-name="Standard">m = size(X, 1);</text:p>
      <text:p text:style-name="Standard"></text:p>
      <text:p text:style-name="Standard"></text:p>
      <text:p text:style-name="Standard"></text:p>
      <text:p text:style-name="Standard">%% ================ Loading Parameters ================</text:p>
      <text:p text:style-name="Standard"></text:p>
      <text:p text:style-name="Standard">fprintf('\nLoading Saved Neural Network Parameters ...\n')</text:p>
      <text:p text:style-name="Standard"></text:p>
      <text:p text:style-name="Standard">% Load the weights into variables Theta1 and Theta2</text:p>
      <text:p text:style-name="Standard">load('ex4weights.mat');</text:p>
      <text:p text:style-name="Standard"></text:p>
      <text:p text:style-name="Standard">% Unroll parameters </text:p>
      <text:p text:style-name="Standard">nn_params = [Theta1(:) ; Theta2(:)];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%% ================ Initializing Pameters ================</text:p>
      <text:p text:style-name="Standard"></text:p>
      <text:p text:style-name="Standard"></text:p>
      <text:p text:style-name="Standard">fprintf('\nInitializing Neural Network Parameters ...\n')</text:p>
      <text:p text:style-name="Standard"></text:p>
      <text:p text:style-name="Standard">initial_Theta1 = randInitializeWeights(input_layer_size, hidden_layer_size);</text:p>
      <text:p text:style-name="Standard">initial_Theta2 = randInitializeWeights(hidden_layer_size, num_labels);</text:p>
      <text:p text:style-name="Standard"></text:p>
      <text:p text:style-name="Standard">% Unroll parameters</text:p>
      <text:p text:style-name="Standard">initial_nn_params = [initial_Theta1(:) ; initial_Theta2(:)];</text:p>
      <text:p text:style-name="Standard"></text:p>
      <text:p text:style-name="Standard"></text:p>
      <text:p text:style-name="Standard"></text:p>
      <text:p text:style-name="Standard"></text:p>
      <text:p text:style-name="Standard"></text:p>
      <text:p text:style-name="Standard"><text:soft-page-break/></text:p>
      <text:p text:style-name="Standard"></text:p>
      <text:p text:style-name="Standard">%% =================== <text:s/>Training NN ===================</text:p>
      <text:p text:style-name="Standard"></text:p>
      <text:p text:style-name="Standard">%</text:p>
      <text:p text:style-name="Standard">fprintf('\nTraining Neural Network... \n')</text:p>
      <text:p text:style-name="Standard"></text:p>
      <text:p text:style-name="Standard"></text:p>
      <text:p text:style-name="Standard">options = optimset('MaxIter', 10);</text:p>
      <text:p text:style-name="Standard"></text:p>
      <text:p text:style-name="Standard"></text:p>
      <text:p text:style-name="Standard">lambda = 1;</text:p>
      <text:p text:style-name="Standard"></text:p>
      <text:p text:style-name="Standard">% Create "short hand" for the cost function to be minimized</text:p>
      <text:p text:style-name="Standard">costFunction = @(p) nnCostFunction(p, ...</text:p>
      <text:p text:style-name="Standard"><text:s text:c="35"/>input_layer_size, ...</text:p>
      <text:p text:style-name="Standard"><text:s text:c="35"/>hidden_layer_size, ...</text:p>
      <text:p text:style-name="Standard"><text:s text:c="35"/>num_labels, X, y, lambda);</text:p>
      <text:p text:style-name="Standard"></text:p>
      <text:p text:style-name="Standard">% Now, costFunction is a function that takes in only one argument (the</text:p>
      <text:p text:style-name="Standard">% neural network parameters)</text:p>
      <text:p text:style-name="Standard">[nn_params, cost] = fmincg(costFunction, initial_nn_params, options);</text:p>
      <text:p text:style-name="Standard"></text:p>
      <text:p text:style-name="Standard">% Obtain Theta1 and Theta2 back from nn_params</text:p>
      <text:p text:style-name="Standard">Theta1 = reshape(nn_params(1:hidden_layer_size * (input_layer_size + 1)), ...</text:p>
      <text:p text:style-name="Standard"><text:s text:c="17"/>hidden_layer_size, (input_layer_size + 1));</text:p>
      <text:p text:style-name="Standard"></text:p>
      <text:p text:style-name="Standard">Theta2 = reshape(nn_params((1 + (hidden_layer_size * (input_layer_size + 1))):end), ...</text:p>
      <text:p text:style-name="Standard"><text:s text:c="17"/>num_labels, (hidden_layer_size + 1));</text:p>
      <text:p text:style-name="Standard"></text:p>
      <text:p text:style-name="Standard">fprintf('Program paused. Press enter to continue.\n');</text:p>
      <text:p text:style-name="Standard">%pause;</text:p>
      <text:p text:style-name="Standard"></text:p>
      <text:p text:style-name="Standard"></text:p>
      <text:p text:style-name="Standard">%% ================= Visualize Weights =================</text:p>
      <text:p text:style-name="Standard"></text:p>
      <text:p text:style-name="Standard">%fprintf('\nVisualizing Neural Network... \n')</text:p>
      <text:p text:style-name="Standard"></text:p>
      <text:p text:style-name="Standard">%displayData(Theta1(:, 2:end));</text:p>
      <text:p text:style-name="Standard"></text:p>
      <text:p text:style-name="Standard">fprintf('\nProgram paused. Press enter to continue.\n');</text:p>
      <text:p text:style-name="Standard">%pause;</text:p>
      <text:p text:style-name="Standard"></text:p>
      <text:p text:style-name="Standard">%% ================= Implement Predict =================</text:p>
      <text:p text:style-name="Standard"></text:p>
      <text:p text:style-name="Standard"></text:p>
      <text:p text:style-name="Standard">pred = predict(Theta1, Theta2, X);</text:p>
      <text:p text:style-name="Standard"></text:p>
      <text:p text:style-name="Standard">fprintf('\nTraining Set Accuracy: %f\n', mean(double(pred == y)) * 100);</text:p>
      <text:p text:style-name="Standard"></text:p>
      <text:p text:style-name="Standard">%50 iter --- 95.36 %</text:p>
      <text:p text:style-name="Standard">%20 iter --- 88 %</text:p>
      <text:p text:style-name="Standard"><text:soft-page-break/>%15 iter --- 84- 86%</text:p>
      <text:p text:style-name="Standard">%10 iter --- 76-77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00:23:21</meta:creation-date>
    <dc:date>2013-07-30T00:24:18</dc:date>
    <meta:editing-duration>P0D</meta:editing-duration>
    <meta:editing-cycles>1</meta:editing-cycles>
    <meta:document-statistic meta:table-count="0" meta:image-count="0" meta:object-count="0" meta:page-count="3" meta:paragraph-count="104" meta:word-count="289" meta:character-count="2556" meta:non-whitespace-character-count="2036"/>
    <meta:generator>LibreOffice/3.5$Linux_x86 LibreOffice_project/350m1$Build-2</meta:generator>
  </office:meta>
</office:document-meta>
</file>